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3pt" officeooo:rsid="00004f4c" officeooo:paragraph-rsid="00015766" style:font-size-asian="13pt" style:font-size-complex="13pt"/>
    </style:style>
    <style:style style:name="P2" style:family="paragraph" style:parent-style-name="Standard">
      <style:text-properties fo:font-size="13pt" officeooo:rsid="0002100e" officeooo:paragraph-rsid="0002100e" style:font-size-asian="13pt" style:font-size-complex="13pt"/>
    </style:style>
    <style:style style:name="T1" style:family="text">
      <style:text-properties officeooo:rsid="00015023"/>
    </style:style>
    <style:style style:name="T2" style:family="text">
      <style:text-properties officeooo:rsid="0004158b"/>
    </style:style>
    <style:style style:name="T3" style:family="text">
      <style:text-properties officeooo:rsid="0004c203"/>
    </style:style>
    <style:style style:name="T4" style:family="text">
      <style:text-properties officeooo:rsid="000637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 may think the most important people in you life are your parents. They have given you so many things that you really can say thanks for. Like giving you life, caring for you, feeding you when you could not eat by your self and a lot of other things. But the main thing is that parents are always going to treat you as a kid which will not always <text:span text:style-name="T4">make you successful</text:span>. So the most important person in my life is a person who is sort of a carbon copy of me, my gir<text:span text:style-name="T1">l</text:span>friend Eliza Fish. <text:span text:style-name="T1">My perspective is that parents can only do so much to mature anybody but there is one perfect person for everyone who is literally the other half of you. When you are with your other half you sort of feel that things are mutual you understand what he/she tells you and you also fight in a way that you really cant really figure out what is going on because you are fighting in love. Eliza is the most important person in my life because she makes me feel whole and you get more of a life experience when you take care of each other rather than feeling like there is someone who is going to always take care of you. There is nothing wrong with your parents taking care of you because if you think they don't then that not possible. They will always love you. <text:s/>Another reason why Eliza is the most important person in my life is because we are totally dependent on each other even when we work. I work for Apple and Google as an App testing and rendering developer and so does Eliza. If I did not have Eliza working with me I do not think I would have gone very far with my career. Programing can be very hard and frustrating at times so she calms me down when I just cant get an App to run correctly and guys lets face it when it comes to ideas girls are better at it. I cannot see myself working, skiing, hunting or doing anything without my other half and thats why she is the most important person to me on Earth. </text:span></text:p>
      <text:p text:style-name="P1"/>
      <text:p text:style-name="P2">I do not get to be with her a lot because she lives in North Carolina and that is the farthest that I will ever be away from her. It has already become very hard for me with this log distance relationship I do not feel all that whole anymore. When I go home I just sit and think how I would be spending my time if she were here with me. Playing, working, debating about the presidential race and fighting is all fun with her and I am so glad that she is coming to Colorado to ski with me before the beautiful skiing season is ruined by the su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3:14:31.884371846</meta:creation-date>
    <dc:date>2016-03-25T14:25:48.851587984</dc:date>
    <meta:editing-duration>PT8M43S</meta:editing-duration>
    <meta:editing-cycles>7</meta:editing-cycles>
    <meta:generator>LibreOffice/5.0.5.2$Linux_X86_64 LibreOffice_project/00m0$Build-2</meta:generator>
    <meta:document-statistic meta:table-count="0" meta:image-count="0" meta:object-count="0" meta:page-count="1" meta:paragraph-count="2" meta:word-count="484" meta:character-count="2448" meta:non-whitespace-character-count="1964"/>
  </office:meta>
</office:document-meta>
</file>